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0867" officeooo:paragraph-rsid="001c0867"/>
    </style:style>
    <style:style style:name="P2" style:family="paragraph" style:parent-style-name="Text_20_body">
      <style:text-properties officeooo:rsid="001e38c4" officeooo:paragraph-rsid="001e38c4"/>
    </style:style>
    <style:style style:name="P3" style:family="paragraph" style:parent-style-name="Text_20_body">
      <style:text-properties officeooo:rsid="001fd7ce" officeooo:paragraph-rsid="001fd7ce"/>
    </style:style>
    <style:style style:name="P4" style:family="paragraph" style:parent-style-name="Text_20_body">
      <style:text-properties officeooo:rsid="0020c23d" officeooo:paragraph-rsid="0020c23d"/>
    </style:style>
    <style:style style:name="P5" style:family="paragraph" style:parent-style-name="Preformatted_20_Text">
      <style:text-properties officeooo:rsid="001c0867" officeooo:paragraph-rsid="001c0867"/>
    </style:style>
    <style:style style:name="P6" style:family="paragraph" style:parent-style-name="Preformatted_20_Text">
      <style:text-properties fo:color="#fce94f"/>
    </style:style>
    <style:style style:name="P7" style:family="paragraph" style:parent-style-name="Preformatted_20_Text">
      <style:text-properties officeooo:rsid="001cea92" officeooo:paragraph-rsid="001cea92"/>
    </style:style>
    <style:style style:name="P8" style:family="paragraph" style:parent-style-name="Preformatted_20_Text">
      <style:text-properties officeooo:rsid="001d1410" officeooo:paragraph-rsid="001d1410"/>
    </style:style>
    <style:style style:name="P9" style:family="paragraph" style:parent-style-name="Preformatted_20_Text">
      <style:text-properties officeooo:rsid="001e38c4" officeooo:paragraph-rsid="001e38c4"/>
    </style:style>
    <style:style style:name="P10" style:family="paragraph" style:parent-style-name="Preformatted_20_Text">
      <style:text-properties officeooo:rsid="001fd7ce" officeooo:paragraph-rsid="001fd7ce"/>
    </style:style>
    <style:style style:name="P11" style:family="paragraph" style:parent-style-name="Preformatted_20_Text">
      <style:text-properties officeooo:rsid="0020c23d" officeooo:paragraph-rsid="0020c23d"/>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fo:color="#729fcf"/>
    </style:style>
    <style:style style:name="P14" style:family="paragraph" style:parent-style-name="Preformatted_20_Text">
      <style:paragraph-properties fo:margin-top="0cm" fo:margin-bottom="0.499cm" loext:contextual-spacing="false"/>
      <style:text-properties fo:color="#fce94f"/>
    </style:style>
    <style:style style:name="T1" style:family="text">
      <style:text-properties fo:color="#8ae234"/>
    </style:style>
    <style:style style:name="T2" style:family="text">
      <style:text-properties fo:color="#34e2e2"/>
    </style:style>
    <style:style style:name="T3" style:family="text">
      <style:text-properties fo:color="#34e2e2" fo:font-weight="bold"/>
    </style:style>
    <style:style style:name="T4" style:family="text">
      <style:text-properties fo:color="#fce94f"/>
    </style:style>
    <style:style style:name="T5" style:family="text">
      <style:text-properties fo:color="#ad7fa8"/>
    </style:style>
    <style:style style:name="T6" style:family="text">
      <style:text-properties fo:color="#5fd7ff"/>
    </style:style>
    <style:style style:name="T7" style:family="text">
      <style:text-properties fo:color="#ffd7d7"/>
    </style:style>
    <style:style style:name="T8" style:family="text">
      <style:text-properties officeooo:rsid="001e38c4"/>
    </style:style>
    <style:style style:name="T9" style:family="text">
      <style:text-properties fo:color="#729f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嵌入式系统-脚本作业</text:p>
      <text:p text:style-name="P1">测控17-3 蒋易恒</text:p>
      <text:p text:style-name="P1"/>
      <text:p text:style-name="P1">1、示例（混合大一统文件）</text:p>
      <text:p text:style-name="P5"><text:span text:style-name="T4"><text:s text:c="2"/>1 </text:span><text:span text:style-name="T2">#!/usr/bin/env bash</text:span></text:p>
      <text:p text:style-name="P6"><text:s text:c="2"/>2 </text:p>
      <text:p text:style-name="Preformatted_20_Text"><text:span text:style-name="T4"><text:s text:c="2"/>3 </text:span><text:span text:style-name="T3">a_global_var</text:span>=<text:span text:style-name="T4">"</text:span><text:span text:style-name="T5">hello</text:span><text:span text:style-name="T4">"</text:span></text:p>
      <text:p text:style-name="P6"><text:s text:c="2"/>4 </text:p>
      <text:p text:style-name="Preformatted_20_Text"><text:span text:style-name="T4"><text:s text:c="2"/>5 echo</text:span><text:span text:style-name="T5"> </text:span><text:span text:style-name="T6">$a_global_var</text:span></text:p>
      <text:p text:style-name="P6"><text:s text:c="2"/>6 </text:p>
      <text:p text:style-name="Preformatted_20_Text"><text:span text:style-name="T4"><text:s text:c="2"/>7 </text:span><text:span text:style-name="T3">function</text:span> <text:span text:style-name="T3">func {</text:span></text:p>
      <text:p text:style-name="Preformatted_20_Text"><text:span text:style-name="T4"><text:s text:c="2"/>8 </text:span><text:span text:style-name="T2"># Try to change it in a function</text:span></text:p>
      <text:p text:style-name="Preformatted_20_Text"><text:span text:style-name="T4"><text:s text:c="2"/>9 </text:span><text:s text:c="4"/><text:span text:style-name="T3">a_global_var</text:span>=<text:span text:style-name="T4">"</text:span><text:span text:style-name="T5">a fake global var</text:span><text:span text:style-name="T4">"</text:span></text:p>
      <text:p text:style-name="Preformatted_20_Text"><text:span text:style-name="T4"><text:s/>10 </text:span><text:s text:c="4"/><text:span text:style-name="T4">echo</text:span><text:span text:style-name="T5"> </text:span><text:span text:style-name="T6">$a_global_var</text:span></text:p>
      <text:p text:style-name="Preformatted_20_Text"><text:span text:style-name="T4"><text:s/>11 </text:span><text:span text:style-name="T3">}</text:span></text:p>
      <text:p text:style-name="P6"><text:s/>12 </text:p>
      <text:p text:style-name="Preformatted_20_Text"><text:span text:style-name="T4"><text:s/>13 </text:span><text:span text:style-name="T2"># But I'm still here</text:span></text:p>
      <text:p text:style-name="P6"><text:s/>14 </text:p>
      <text:p text:style-name="Preformatted_20_Text"><text:span text:style-name="T4"><text:s/>15 echo</text:span><text:span text:style-name="T5"> </text:span><text:span text:style-name="T6">$a_global_var</text:span></text:p>
      <text:p text:style-name="P6"><text:s/>16 </text:p>
      <text:p text:style-name="Preformatted_20_Text"><text:span text:style-name="T4"><text:s/>17 </text:span><text:span text:style-name="T2"># Let's see how many variables I received</text:span></text:p>
      <text:p text:style-name="P6"><text:s/>18 </text:p>
      <text:p text:style-name="Preformatted_20_Text"><text:span text:style-name="T4"><text:s/>19 echo</text:span><text:span text:style-name="T5"> </text:span><text:span text:style-name="T4">"</text:span><text:span text:style-name="T5">Got </text:span><text:span text:style-name="T6">$#</text:span><text:span text:style-name="T5"> variables</text:span><text:span text:style-name="T4">"</text:span></text:p>
      <text:p text:style-name="Preformatted_20_Text"><text:span text:style-name="T4"><text:s/>20 echo</text:span><text:span text:style-name="T5"> </text:span><text:span text:style-name="T4">"</text:span><text:span text:style-name="T5">They are </text:span><text:span text:style-name="T6">$*</text:span><text:span text:style-name="T4">"</text:span></text:p>
      <text:p text:style-name="Preformatted_20_Text"><text:span text:style-name="T4"><text:s/>21 echo</text:span><text:span text:style-name="T5"> </text:span><text:span text:style-name="T4">"</text:span><text:span text:style-name="T5">the first is </text:span><text:span text:style-name="T6">$1</text:span><text:span text:style-name="T4">"</text:span></text:p>
      <text:p text:style-name="Preformatted_20_Text"><text:span text:style-name="T4"><text:s/>22 echo</text:span><text:span text:style-name="T5"> </text:span><text:span text:style-name="T4">"</text:span><text:span text:style-name="T5">the second is </text:span><text:span text:style-name="T6">$2</text:span><text:span text:style-name="T4">"</text:span></text:p>
      <text:p text:style-name="Preformatted_20_Text"><text:span text:style-name="T4"><text:s/>23 echo</text:span><text:span text:style-name="T5"> </text:span><text:span text:style-name="T4">"</text:span><text:span text:style-name="T5">the third is </text:span><text:span text:style-name="T6">$3</text:span><text:span text:style-name="T4">"</text:span></text:p>
      <text:p text:style-name="Preformatted_20_Text"><text:span text:style-name="T4"><text:s/>24 echo</text:span><text:span text:style-name="T5"> </text:span><text:span text:style-name="T4">"</text:span><text:span text:style-name="T5">And, if it's exist, the fourth one is </text:span><text:span text:style-name="T6">$4</text:span><text:span text:style-name="T4">"</text:span></text:p>
      <text:p text:style-name="P6"><text:s/>25 </text:p>
      <text:p text:style-name="P6"><text:s/>26 ls</text:p>
      <text:p text:style-name="P6"><text:s/>27 </text:p>
      <text:p text:style-name="Preformatted_20_Text"><text:span text:style-name="T4"><text:s/>28 echo</text:span><text:span text:style-name="T5"> </text:span><text:span text:style-name="T6">$?</text:span></text:p>
      <text:p text:style-name="P6"><text:s/>29 </text:p>
      <text:p text:style-name="Preformatted_20_Text"><text:span text:style-name="T4"><text:s/>30 </text:span>a_command_that_not_exist</text:p>
      <text:p text:style-name="P6"><text:s/>31 </text:p>
      <text:p text:style-name="Preformatted_20_Text"><text:span text:style-name="T4"><text:s/>32 echo</text:span><text:span text:style-name="T5"> </text:span><text:span text:style-name="T6">$?</text:span></text:p>
      <text:p text:style-name="P6"><text:s/>33 </text:p>
      <text:p text:style-name="Preformatted_20_Text"><text:span text:style-name="T4"><text:s/>34 touch</text:span> apple <text:span text:style-name="T2"># there is a apple here</text:span></text:p>
      <text:p text:style-name="P6"><text:s/>35 </text:p>
      <text:p text:style-name="Preformatted_20_Text"><text:span text:style-name="T4"><text:s/>36 if [</text:span> <text:span text:style-name="T4">-f</text:span> apple <text:span text:style-name="T4">]</text:span></text:p>
      <text:p text:style-name="P6"><text:s/>37 then</text:p>
      <text:p text:style-name="Preformatted_20_Text"><text:span text:style-name="T4"><text:s/>38 </text:span><text:s text:c="4"/><text:span text:style-name="T4">echo</text:span><text:span text:style-name="T5"> </text:span><text:span text:style-name="T4">"</text:span><text:span text:style-name="T5">There's a apple!</text:span><text:span text:style-name="T4">"</text:span></text:p>
      <text:p text:style-name="P6"><text:s/>39 fi</text:p>
      <text:p text:style-name="P6"><text:s/>40 </text:p>
      <text:p text:style-name="Preformatted_20_Text"><text:span text:style-name="T4"><text:s/>41 rm</text:span> apple</text:p>
      <text:p text:style-name="P6"><text:s/>42 </text:p>
      <text:p text:style-name="Preformatted_20_Text"><text:span text:style-name="T4"><text:s/>43 if [</text:span> <text:span text:style-name="T4">-f</text:span> apple <text:span text:style-name="T4">]</text:span></text:p>
      <text:p text:style-name="P6"><text:s/>44 then</text:p>
      <text:p text:style-name="Preformatted_20_Text"><text:span text:style-name="T4"><text:s/>45 </text:span><text:s text:c="4"/><text:span text:style-name="T4">echo</text:span><text:span text:style-name="T5"> </text:span><text:span text:style-name="T4">"</text:span><text:span text:style-name="T5">The apple still here!</text:span><text:span text:style-name="T4">"</text:span></text:p>
      <text:p text:style-name="P6"><text:s/>46 else</text:p>
      <text:p text:style-name="Preformatted_20_Text"><text:span text:style-name="T4"><text:s/>47 </text:span><text:s text:c="4"/><text:span text:style-name="T4">echo</text:span><text:span text:style-name="T5"> </text:span><text:span text:style-name="T4">"</text:span><text:span text:style-name="T5">It's gone!</text:span><text:span text:style-name="T4">"</text:span></text:p>
      <text:p text:style-name="P6"><text:s/>48 fi</text:p>
      <text:p text:style-name="P6"><text:s/>49 </text:p>
      <text:p text:style-name="Preformatted_20_Text"><text:span text:style-name="T4"><text:s/>50 </text:span><text:span text:style-name="T2"># let's try to calculate GCD with Euclid algorithm</text:span></text:p>
      <text:p text:style-name="P6"><text:s/>51 </text:p>
      <text:p text:style-name="Preformatted_20_Text"><text:span text:style-name="T4"><text:s/>52 if [</text:span> <text:span text:style-name="T6">$#</text:span> <text:span text:style-name="T4">-lt</text:span> <text:span text:style-name="T5">2</text:span> <text:span text:style-name="T4">]</text:span></text:p>
      <text:p text:style-name="P6"><text:s/>53 then</text:p>
      <text:p text:style-name="Preformatted_20_Text"><text:span text:style-name="T4"><text:s/>54 </text:span><text:s text:c="4"/><text:span text:style-name="T3">filename</text:span>=<text:span text:style-name="T6">$(</text:span><text:span text:style-name="T7">basename </text:span><text:span text:style-name="T6">$0)</text:span></text:p>
      <text:p text:style-name="Preformatted_20_Text"><text:soft-page-break/><text:span text:style-name="T4"><text:s/>55 </text:span><text:s text:c="4"/><text:span text:style-name="T4">echo</text:span><text:span text:style-name="T5"> </text:span><text:span text:style-name="T4">"</text:span><text:span text:style-name="T5">usage: </text:span><text:span text:style-name="T6">${filename}</text:span><text:span text:style-name="T5"> num1 num2</text:span><text:span text:style-name="T4">"</text:span><text:span text:style-name="T5"> 1</text:span><text:span text:style-name="T4">&gt;&amp;</text:span><text:span text:style-name="T5">2</text:span></text:p>
      <text:p text:style-name="Preformatted_20_Text"><text:span text:style-name="T4"><text:s/>56 </text:span><text:s text:c="4"/><text:span text:style-name="T4">exit</text:span> <text:span text:style-name="T5">255</text:span></text:p>
      <text:p text:style-name="P6"><text:s/>57 fi</text:p>
      <text:p text:style-name="P6"><text:s/>58 </text:p>
      <text:p text:style-name="Preformatted_20_Text"><text:span text:style-name="T4"><text:s/>59 </text:span><text:span text:style-name="T3">function</text:span> <text:span text:style-name="T3">gcd() {</text:span></text:p>
      <text:p text:style-name="Preformatted_20_Text"><text:span text:style-name="T4"><text:s/>60 </text:span><text:s text:c="4"/><text:span text:style-name="T4">local</text:span><text:span text:style-name="T2"> </text:span><text:span text:style-name="T3">dividend=</text:span><text:span text:style-name="T6">$1</text:span></text:p>
      <text:p text:style-name="Preformatted_20_Text"><text:span text:style-name="T4"><text:s/>61 </text:span><text:s text:c="4"/><text:span text:style-name="T4">local</text:span><text:span text:style-name="T2"> </text:span><text:span text:style-name="T3">divisor=</text:span><text:span text:style-name="T6">$2</text:span></text:p>
      <text:p text:style-name="Preformatted_20_Text"><text:span text:style-name="T4"><text:s/>62 </text:span><text:s text:c="4"/><text:span text:style-name="T4">local</text:span><text:span text:style-name="T2"> </text:span><text:span text:style-name="T3">remainder=</text:span><text:span text:style-name="T5">1</text:span></text:p>
      <text:p text:style-name="P6"><text:s/>63 </text:p>
      <text:p text:style-name="Preformatted_20_Text"><text:span text:style-name="T4"><text:s/>64 </text:span><text:s text:c="4"/><text:span text:style-name="T4">until [</text:span> <text:span text:style-name="T6">$remainder</text:span> <text:span text:style-name="T4">-eq</text:span> <text:span text:style-name="T5">0</text:span> <text:span text:style-name="T4">]</text:span></text:p>
      <text:p text:style-name="P6"><text:s/>65 <text:s text:c="4"/>do</text:p>
      <text:p text:style-name="Preformatted_20_Text"><text:span text:style-name="T4"><text:s/>66 </text:span><text:s text:c="8"/><text:span text:style-name="T4">let</text:span> <text:span text:style-name="T4">"</text:span><text:span text:style-name="T5">remainder = dividend % divisor</text:span><text:span text:style-name="T4">"</text:span></text:p>
      <text:p text:style-name="Preformatted_20_Text"><text:span text:style-name="T4"><text:s/>67 </text:span><text:s text:c="8"/><text:span text:style-name="T3">dividend</text:span>=<text:span text:style-name="T6">$divisor</text:span></text:p>
      <text:p text:style-name="Preformatted_20_Text"><text:span text:style-name="T4"><text:s/>68 </text:span><text:s text:c="8"/><text:span text:style-name="T3">divisor</text:span>=<text:span text:style-name="T6">$remainder</text:span></text:p>
      <text:p text:style-name="Preformatted_20_Text"><text:span text:style-name="T4"><text:s/>69 </text:span><text:s text:c="4"/><text:span text:style-name="T4">done</text:span></text:p>
      <text:p text:style-name="P6"><text:s/>70 </text:p>
      <text:p text:style-name="Preformatted_20_Text"><text:span text:style-name="T4"><text:s/>71 </text:span><text:s text:c="4"/><text:span text:style-name="T4">return</text:span> <text:span text:style-name="T6">$dividend</text:span></text:p>
      <text:p text:style-name="Preformatted_20_Text"><text:span text:style-name="T4"><text:s/>72 </text:span><text:span text:style-name="T3">}</text:span></text:p>
      <text:p text:style-name="P6"><text:s/>73 </text:p>
      <text:p text:style-name="Preformatted_20_Text"><text:span text:style-name="T4"><text:s/>74 </text:span>gcd <text:span text:style-name="T6">$1</text:span> <text:span text:style-name="T6">$2</text:span></text:p>
      <text:p text:style-name="P6"><text:s/>75 </text:p>
      <text:p text:style-name="Preformatted_20_Text"><text:span text:style-name="T4"><text:s/>76 echo</text:span><text:span text:style-name="T5"> </text:span><text:span text:style-name="T4">"</text:span><text:span text:style-name="T5">GCD of </text:span><text:span text:style-name="T6">$1</text:span><text:span text:style-name="T5"> and </text:span><text:span text:style-name="T6">$2</text:span><text:span text:style-name="T5"> is </text:span><text:span text:style-name="T6">$?</text:span><text:span text:style-name="T4">"</text:span></text:p>
      <text:p text:style-name="P6"><text:s/>77 </text:p>
      <text:p text:style-name="Preformatted_20_Text"><text:span text:style-name="T4"><text:s/>78 for</text:span> planet <text:span text:style-name="T4">in</text:span> <text:span text:style-name="T4">"</text:span><text:span text:style-name="T5">Mercury 36</text:span><text:span text:style-name="T4">"</text:span> <text:span text:style-name="T4">"</text:span><text:span text:style-name="T5">Venus 67</text:span><text:span text:style-name="T4">"</text:span> <text:span text:style-name="T4">"</text:span><text:span text:style-name="T5">Earth 93</text:span><text:span text:style-name="T4">"</text:span> <text:span text:style-name="T4">"</text:span><text:span text:style-name="T5">Mars 142</text:span><text:span text:style-name="T4">"</text:span> <text:span text:style-name="T4">"</text:span><text:span text:style-name="T5">Jupiter 483</text:span><text:span text:style-name="T4">"</text:span></text:p>
      <text:p text:style-name="P6"><text:s/>79 do</text:p>
      <text:p text:style-name="Preformatted_20_Text"><text:span text:style-name="T4"><text:s/>80 </text:span><text:s text:c="4"/><text:span text:style-name="T4">set</text:span><text:span text:style-name="T2"> </text:span><text:span text:style-name="T3">-- </text:span><text:span text:style-name="T6">$planet</text:span></text:p>
      <text:p text:style-name="P6"><text:s/>81 </text:p>
      <text:p text:style-name="Preformatted_20_Text"><text:span text:style-name="T4"><text:s/>82 </text:span><text:s text:c="4"/><text:span text:style-name="T4">echo</text:span><text:span text:style-name="T5"> -e </text:span><text:span text:style-name="T4">"</text:span><text:span text:style-name="T6">${1}</text:span><text:span text:style-name="T7">\t</text:span><text:span text:style-name="T6">${2}</text:span><text:span text:style-name="T5">,000,000 miles from the sun.</text:span><text:span text:style-name="T4">"</text:span></text:p>
      <text:p text:style-name="P6"><text:s/>83 done</text:p>
      <text:p text:style-name="P6"><text:s/>84 </text:p>
      <text:p text:style-name="Preformatted_20_Text"><text:span text:style-name="T4"><text:s/>85 echo</text:span><text:span text:style-name="T5"> </text:span><text:span text:style-name="T4">"</text:span><text:span text:style-name="T5">Let's print 0 - 9</text:span><text:span text:style-name="T4">"</text:span></text:p>
      <text:p text:style-name="P6"><text:s/>86 </text:p>
      <text:p text:style-name="Preformatted_20_Text"><text:span text:style-name="T4"><text:s/>87 </text:span><text:span text:style-name="T3">iterator</text:span>=<text:span text:style-name="T5">0</text:span></text:p>
      <text:p text:style-name="P6"><text:s/>88 </text:p>
      <text:p text:style-name="Preformatted_20_Text"><text:span text:style-name="T4"><text:s/>89 while [</text:span> <text:span text:style-name="T6">$iterator</text:span> <text:span text:style-name="T4">-lt</text:span> <text:span text:style-name="T5">10</text:span> <text:span text:style-name="T4">]</text:span></text:p>
      <text:p text:style-name="P6"><text:s/>90 do</text:p>
      <text:p text:style-name="Preformatted_20_Text"><text:span text:style-name="T4"><text:s/>91 </text:span><text:s text:c="4"/><text:span text:style-name="T4">echo</text:span><text:span text:style-name="T5"> -n </text:span><text:span text:style-name="T4">"</text:span><text:span text:style-name="T6">$iterator</text:span><text:span text:style-name="T5"> </text:span><text:span text:style-name="T4">"</text:span></text:p>
      <text:p text:style-name="Preformatted_20_Text"><text:span text:style-name="T4"><text:s/>92 </text:span><text:s text:c="4"/><text:span text:style-name="T4">let</text:span> <text:span text:style-name="T4">"</text:span><text:span text:style-name="T5">iterator++</text:span><text:span text:style-name="T4">"</text:span></text:p>
      <text:p text:style-name="P6"><text:s/>93 done</text:p>
      <text:p text:style-name="P6"><text:s/>94 </text:p>
      <text:p text:style-name="Preformatted_20_Text"><text:span text:style-name="T4"><text:s/>95 case</text:span> $<text:span text:style-name="T4">(</text:span>arch<text:span text:style-name="T4">)</text:span> in</text:p>
      <text:p text:style-name="Preformatted_20_Text"><text:span text:style-name="T4"><text:s/>96 </text:span><text:s text:c="4"/>i386) <text:span text:style-name="T4">echo</text:span><text:span text:style-name="T5"> </text:span><text:span text:style-name="T4">"</text:span><text:span text:style-name="T5">80386-based machine</text:span><text:span text:style-name="T4">";;</text:span></text:p>
      <text:p text:style-name="Preformatted_20_Text"><text:span text:style-name="T4"><text:s/>97 </text:span><text:s text:c="4"/>i486<text:span text:style-name="T4">)</text:span> <text:span text:style-name="T4">echo</text:span><text:span text:style-name="T5"> </text:span><text:span text:style-name="T4">"</text:span><text:span text:style-name="T5">80486-based machine</text:span><text:span text:style-name="T4">";;</text:span></text:p>
      <text:p text:style-name="Preformatted_20_Text"><text:span text:style-name="T4"><text:s/>98 </text:span><text:s text:c="4"/>i586<text:span text:style-name="T4">)</text:span> <text:span text:style-name="T4">echo</text:span><text:span text:style-name="T5"> </text:span><text:span text:style-name="T4">"</text:span><text:span text:style-name="T5">80586-based machine</text:span><text:span text:style-name="T4">";;</text:span></text:p>
      <text:p text:style-name="Preformatted_20_Text"><text:span text:style-name="T4"><text:s/>99 </text:span><text:s text:c="4"/>i686<text:span text:style-name="T4">)</text:span> <text:span text:style-name="T4">echo</text:span><text:span text:style-name="T5"> </text:span><text:span text:style-name="T4">"</text:span><text:span text:style-name="T5">80686-based machine</text:span><text:span text:style-name="T4">";;</text:span></text:p>
      <text:p text:style-name="Preformatted_20_Text"><text:span text:style-name="T4">100 </text:span><text:s text:c="4"/>x86_64<text:span text:style-name="T4">)</text:span> <text:span text:style-name="T4">echo</text:span><text:span text:style-name="T5"> </text:span><text:span text:style-name="T4">"</text:span><text:span text:style-name="T5">amd64-based machine</text:span><text:span text:style-name="T4">";;</text:span></text:p>
      <text:p text:style-name="Preformatted_20_Text"><text:span text:style-name="T4">101 </text:span><text:s text:c="4"/>aarch64<text:span text:style-name="T4">)</text:span> <text:span text:style-name="T4">echo</text:span><text:span text:style-name="T5"> </text:span><text:span text:style-name="T4">"</text:span><text:span text:style-name="T5">armv8-based machine</text:span><text:span text:style-name="T4">";;</text:span></text:p>
      <text:p text:style-name="Preformatted_20_Text"><text:span text:style-name="T4">102 </text:span><text:s text:c="4"/>armv7h<text:span text:style-name="T4">)</text:span> <text:span text:style-name="T4">echo</text:span><text:span text:style-name="T5"> </text:span><text:span text:style-name="T4">"</text:span><text:span text:style-name="T5">armv7-based machine</text:span><text:span text:style-name="T4">";;</text:span></text:p>
      <text:p text:style-name="P6">103 esac</text:p>
      <text:p text:style-name="P6">104 </text:p>
      <text:p text:style-name="Preformatted_20_Text"><text:span text:style-name="T4">105 </text:span><text:span text:style-name="T3">PS3</text:span>=<text:span text:style-name="T4">"</text:span><text:span text:style-name="T5">Choose a name for your newborn son:&gt;</text:span><text:span text:style-name="T4">"</text:span></text:p>
      <text:p text:style-name="P6">106 </text:p>
      <text:p text:style-name="Preformatted_20_Text"><text:span text:style-name="T4">107 select </text:span>name <text:span text:style-name="T4">in</text:span> <text:span text:style-name="T4">"</text:span><text:span text:style-name="T5">Xukun</text:span><text:span text:style-name="T4">"</text:span> <text:span text:style-name="T4">"</text:span><text:span text:style-name="T5">Weiming</text:span><text:span text:style-name="T4">"</text:span> <text:span text:style-name="T4">"</text:span><text:span text:style-name="T5">Qicheng</text:span><text:span text:style-name="T4">"</text:span> <text:span text:style-name="T4">"</text:span><text:span text:style-name="T5">Wangpeng</text:span><text:span text:style-name="T4">"</text:span></text:p>
      <text:p text:style-name="P6">108 do</text:p>
      <text:p text:style-name="Preformatted_20_Text"><text:span text:style-name="T4">109 </text:span><text:s text:c="4"/><text:span text:style-name="T4">echo</text:span><text:span text:style-name="T5"> </text:span><text:span text:style-name="T4">"</text:span><text:span text:style-name="T5">Yes, your son will be named as </text:span><text:span text:style-name="T6">$name</text:span><text:span text:style-name="T4">"</text:span></text:p>
      <text:p text:style-name="Preformatted_20_Text"><text:span text:style-name="T4">110 </text:span><text:s text:c="4"/><text:span text:style-name="T4">break</text:span></text:p>
      <text:p text:style-name="P6">111 done</text:p>
      <text:p text:style-name="P6">112 </text:p>
      <text:p text:style-name="Preformatted_20_Text"><text:span text:style-name="T4">113 </text:span><text:span text:style-name="T3">count</text:span>=<text:span text:style-name="T5">0</text:span></text:p>
      <text:p text:style-name="P6">114 </text:p>
      <text:p text:style-name="Preformatted_20_Text"><text:soft-page-break/><text:span text:style-name="T4">115 for</text:span> file <text:span text:style-name="T4">in</text:span> *</text:p>
      <text:p text:style-name="P6">116 do</text:p>
      <text:p text:style-name="Preformatted_20_Text"><text:span text:style-name="T4">117 </text:span><text:s text:c="4"/><text:span text:style-name="T4">if [</text:span> <text:span text:style-name="T4">-f</text:span> <text:span text:style-name="T6">$file</text:span> <text:span text:style-name="T4">]</text:span></text:p>
      <text:p text:style-name="Preformatted_20_Text"><text:span text:style-name="T4">118 </text:span><text:s text:c="4"/><text:span text:style-name="T4">then</text:span></text:p>
      <text:p text:style-name="Preformatted_20_Text"><text:span text:style-name="T4">119 </text:span><text:s text:c="8"/><text:span text:style-name="T4">let</text:span> <text:span text:style-name="T4">"</text:span><text:span text:style-name="T5">count++</text:span><text:span text:style-name="T4">"</text:span></text:p>
      <text:p text:style-name="Preformatted_20_Text"><text:span text:style-name="T4">120 </text:span><text:s text:c="4"/><text:span text:style-name="T4">fi</text:span></text:p>
      <text:p text:style-name="P6">121 done</text:p>
      <text:p text:style-name="P6">122 </text:p>
      <text:p text:style-name="Preformatted_20_Text"><text:span text:style-name="T4">123 echo</text:span><text:span text:style-name="T5"> </text:span><text:span text:style-name="T4">"</text:span><text:span text:style-name="T5">So there are </text:span><text:span text:style-name="T6">$count</text:span><text:span text:style-name="T5"> files</text:span><text:span text:style-name="T4">"</text:span></text:p>
      <text:p text:style-name="P6">124 </text:p>
      <text:p text:style-name="Preformatted_20_Text"><text:span text:style-name="T4">125 exit</text:span> <text:span text:style-name="T5">0</text:span></text:p>
      <text:p text:style-name="P13">~ <text:s text:c="12"/></text:p>
      <text:p text:style-name="P5"><text:span text:style-name="T2"/></text:p>
      <text:p text:style-name="P1">结果</text:p>
      <text:p text:style-name="P5"><text:span text:style-name="T1">➜ <text:s/></text:span><text:span text:style-name="T3">bashScript</text:span> ./examples_ABIGSCRIPT.sh 45 35 120 hello</text:p>
      <text:p text:style-name="Preformatted_20_Text">hello</text:p>
      <text:p text:style-name="Preformatted_20_Text">hello</text:p>
      <text:p text:style-name="Preformatted_20_Text">Got 4 variables</text:p>
      <text:p text:style-name="Preformatted_20_Text">They are 45 35 120 hello</text:p>
      <text:p text:style-name="Preformatted_20_Text">the first is 45</text:p>
      <text:p text:style-name="Preformatted_20_Text">the second is 35</text:p>
      <text:p text:style-name="Preformatted_20_Text">the third is 120</text:p>
      <text:p text:style-name="Preformatted_20_Text">And, if it's exist, the fourth one is hello</text:p>
      <text:p text:style-name="Preformatted_20_Text">examples_ABIGSCRIPT.sh</text:p>
      <text:p text:style-name="Preformatted_20_Text">0</text:p>
      <text:p text:style-name="Preformatted_20_Text">./examples_ABIGSCRIPT.sh: 行 30: a_command_that_not_exist: 未找到命令</text:p>
      <text:p text:style-name="Preformatted_20_Text">127</text:p>
      <text:p text:style-name="Preformatted_20_Text">There's a apple!</text:p>
      <text:p text:style-name="Preformatted_20_Text">It's gone!</text:p>
      <text:p text:style-name="Preformatted_20_Text">GCD of 45 and 35 is 5</text:p>
      <text:p text:style-name="Preformatted_20_Text">Mercury 36,000,000 miles from the sun.</text:p>
      <text:p text:style-name="Preformatted_20_Text">Venus <text:s text:c="2"/>67,000,000 miles from the sun.</text:p>
      <text:p text:style-name="Preformatted_20_Text">Earth <text:s text:c="2"/>93,000,000 miles from the sun.</text:p>
      <text:p text:style-name="Preformatted_20_Text">Mars <text:s text:c="3"/>142,000,000 miles from the sun.</text:p>
      <text:p text:style-name="Preformatted_20_Text">Jupiter 483,000,000 miles from the sun.</text:p>
      <text:p text:style-name="Preformatted_20_Text">Let's print 0 - 9</text:p>
      <text:p text:style-name="Preformatted_20_Text">0 1 2 3 4 5 6 7 8 9 amd64-based machine</text:p>
      <text:p text:style-name="Preformatted_20_Text">1) Xukun</text:p>
      <text:p text:style-name="Preformatted_20_Text">2) Weiming</text:p>
      <text:p text:style-name="Preformatted_20_Text">3) Qicheng</text:p>
      <text:p text:style-name="Preformatted_20_Text">4) Wangpeng</text:p>
      <text:p text:style-name="Preformatted_20_Text">Choose a name for your newborn son:&gt;1</text:p>
      <text:p text:style-name="Preformatted_20_Text">Yes, your son will be named as Xukun</text:p>
      <text:p text:style-name="P12">So there are 1 files</text:p>
      <text:p text:style-name="P5">习题：</text:p>
      <text:p text:style-name="P5">1、什么是Shell</text:p>
      <text:p text:style-name="P5"/>
      <text:p text:style-name="P5">Simply put, the shell is a program that takes commands from the keyboard and gives them to the operating system to perform. In the old days, it was the only user interface available on a Unix-like system such as Linux. Nowadays, we have graphical user interfaces (GUIs) in addition to command line interfaces (CLIs) such as the shell.</text:p>
      <text:p text:style-name="P5"/>
      <text:p text:style-name="P5">简单来说，Shell是一个程序，它从键盘上接受命令并将其交予操作系统去执行。在过去，这是像Linux这样的Unix-like操作系统仅有的用户界面。如今，在命令行用户界面（CLI）以外，我们也有了图形化用户界面（GUI）</text:p>
      <text:p text:style-name="P5"/>
      <text:p text:style-name="P5">On most Linux systems a program called bash (which stands for Bourne Again SHell, an enhanced version of the original Unix shell program, sh, written by Steve Bourne) acts as the shell program. Besides bash, there are other shell <text:soft-page-break/>programs that can be installed in a Linux system. These include: ksh, tcsh and zsh.</text:p>
      <text:p text:style-name="P5"/>
      <text:p text:style-name="P5">对于大多数Linux操作系统，作为Shell的是一个叫做bash的程序，是Bourne Again SHell的缩写，是原始Unix Shell程序的一个增强版，作者是Steve Bourne。除此以外，还有其他的Shell程序可以被装在Linux操作系统上，他们包括了ksh，tcsh和zsh</text:p>
      <text:p text:style-name="P5"/>
      <text:p text:style-name="P5">（本人用的是zsh）</text:p>
      <text:p text:style-name="P5"/>
      <text:p text:style-name="P7">2、什么是局部变量，什么是环境变量</text:p>
      <text:p text:style-name="P7"/>
      <text:p text:style-name="P5">Local Variables − A local variable is a variable that is present within the current instance of the shell. It is not available to programs that are started by the shell. They are set at the command prompt.</text:p>
      <text:p text:style-name="P5"/>
      <text:p text:style-name="P5">局部变量-局部变量仅存与当前shell实例中，它们不会被当前shell启动的其他程序读取</text:p>
      <text:p text:style-name="P5"/>
      <text:p text:style-name="P5">Environment Variables − An environment variable is available to any child process of the shell. Some programs need environment variables in order to function correctly. Usually, a shell script defines only those environment variables that are needed by the programs that it runs.</text:p>
      <text:p text:style-name="P5"/>
      <text:p text:style-name="P5">环境变量-环境变量会被任何其他当前shell的子进程所继承，一些程序需要正确的环境变量才可以正常运行，通常，一个shell脚本只会定义那些它所调用的程序需要的环境变量</text:p>
      <text:p text:style-name="P5"/>
      <text:p text:style-name="P8">3、列出系统上的所有用户</text:p>
      <text:p text:style-name="P8"/>
      <text:p text:style-name="P8"><text:span text:style-name="T4"><text:s text:c="2"/>1 </text:span><text:span text:style-name="T2">#!/usr/bin/env bash</text:span></text:p>
      <text:p text:style-name="P6"><text:s text:c="2"/>2 </text:p>
      <text:p text:style-name="P12"><text:span text:style-name="T4"><text:s text:c="2"/>3 </text:span>awk <text:span text:style-name="T7">-F</text:span>: <text:span text:style-name="T4">'</text:span><text:span text:style-name="T5">{print $1}</text:span><text:span text:style-name="T4">'</text:span> /etc/passwd</text:p>
      <text:p text:style-name="Text_20_body">验证</text:p>
      <text:p text:style-name="Preformatted_20_Text"><text:span text:style-name="T1">➜ <text:s/></text:span><text:span text:style-name="T3">bashScript</text:span> vim assignmnet_3.sh</text:p>
      <text:p text:style-name="Preformatted_20_Text"><text:span text:style-name="T1">➜ <text:s/></text:span><text:span text:style-name="T3">bashScript</text:span> ./assignmnet_3.sh <text:s/></text:p>
      <text:p text:style-name="Preformatted_20_Text">root</text:p>
      <text:p text:style-name="Preformatted_20_Text">daemon</text:p>
      <text:p text:style-name="Preformatted_20_Text">bin</text:p>
      <text:p text:style-name="Preformatted_20_Text">sys</text:p>
      <text:p text:style-name="Preformatted_20_Text">sync</text:p>
      <text:p text:style-name="Preformatted_20_Text">games</text:p>
      <text:p text:style-name="Preformatted_20_Text">man</text:p>
      <text:p text:style-name="Preformatted_20_Text">lp</text:p>
      <text:p text:style-name="Preformatted_20_Text">mail</text:p>
      <text:p text:style-name="Preformatted_20_Text">news</text:p>
      <text:p text:style-name="Preformatted_20_Text">uucp</text:p>
      <text:p text:style-name="Preformatted_20_Text">proxy</text:p>
      <text:p text:style-name="Preformatted_20_Text">www-data</text:p>
      <text:p text:style-name="Preformatted_20_Text">backup</text:p>
      <text:p text:style-name="Preformatted_20_Text">list</text:p>
      <text:p text:style-name="Preformatted_20_Text">irc</text:p>
      <text:p text:style-name="Preformatted_20_Text">gnats</text:p>
      <text:p text:style-name="Preformatted_20_Text">nobody</text:p>
      <text:p text:style-name="Preformatted_20_Text">systemd-network</text:p>
      <text:p text:style-name="Preformatted_20_Text">systemd-resolve</text:p>
      <text:p text:style-name="Preformatted_20_Text">syslog</text:p>
      <text:p text:style-name="Preformatted_20_Text">messagebus</text:p>
      <text:p text:style-name="Preformatted_20_Text">_apt</text:p>
      <text:p text:style-name="Preformatted_20_Text">uuidd</text:p>
      <text:p text:style-name="Preformatted_20_Text">avahi-autoipd</text:p>
      <text:p text:style-name="Preformatted_20_Text">usbmux</text:p>
      <text:p text:style-name="Preformatted_20_Text">dnsmasq</text:p>
      <text:p text:style-name="Preformatted_20_Text"><text:soft-page-break/>rtkit</text:p>
      <text:p text:style-name="Preformatted_20_Text">cups-pk-helper</text:p>
      <text:p text:style-name="Preformatted_20_Text">speech-dispatcher</text:p>
      <text:p text:style-name="Preformatted_20_Text">whoopsie</text:p>
      <text:p text:style-name="Preformatted_20_Text">kernoops</text:p>
      <text:p text:style-name="Preformatted_20_Text">saned</text:p>
      <text:p text:style-name="Preformatted_20_Text">pulse</text:p>
      <text:p text:style-name="Preformatted_20_Text">avahi</text:p>
      <text:p text:style-name="Preformatted_20_Text">colord</text:p>
      <text:p text:style-name="Preformatted_20_Text">hplip</text:p>
      <text:p text:style-name="Preformatted_20_Text">geoclue</text:p>
      <text:p text:style-name="Preformatted_20_Text">gnome-initial-setup</text:p>
      <text:p text:style-name="Preformatted_20_Text">gdm</text:p>
      <text:p text:style-name="Preformatted_20_Text">yiheng</text:p>
      <text:p text:style-name="Preformatted_20_Text">smbuser</text:p>
      <text:p text:style-name="Preformatted_20_Text">statd</text:p>
      <text:p text:style-name="P12">tftp</text:p>
      <text:p text:style-name="P2">4、在指定目录中查找源字串</text:p>
      <text:p text:style-name="P9"><text:span text:style-name="T4"><text:s text:c="2"/>1 </text:span><text:span text:style-name="T2">#/usr/bin/env bash</text:span></text:p>
      <text:p text:style-name="P6"><text:s text:c="2"/>2 </text:p>
      <text:p text:style-name="Preformatted_20_Text"><text:span text:style-name="T4"><text:s text:c="2"/>3 </text:span><text:span text:style-name="T3">string_to_search</text:span>=<text:span text:style-name="T6">$1</text:span></text:p>
      <text:p text:style-name="Preformatted_20_Text"><text:span text:style-name="T4"><text:s text:c="2"/>4 </text:span><text:span text:style-name="T3">dir_for_search</text:span>=<text:span text:style-name="T6">$2</text:span></text:p>
      <text:p text:style-name="P6"><text:s text:c="2"/>5 </text:p>
      <text:p text:style-name="Preformatted_20_Text"><text:span text:style-name="T4"><text:s text:c="2"/>6 if [</text:span> <text:span text:style-name="T6">$#</text:span> <text:span text:style-name="T4">-ne</text:span> <text:span text:style-name="T5">2</text:span> <text:span text:style-name="T4">]</text:span></text:p>
      <text:p text:style-name="P6"><text:s text:c="2"/>7 then</text:p>
      <text:p text:style-name="Preformatted_20_Text"><text:span text:style-name="T4"><text:s text:c="2"/>8 </text:span><text:s text:c="4"/><text:span text:style-name="T4">echo</text:span><text:span text:style-name="T5"> </text:span><text:span text:style-name="T4">"</text:span><text:span text:style-name="T5">usage: </text:span><text:span text:style-name="T6">$0</text:span><text:span text:style-name="T5"> STRING DIRECTORY</text:span><text:span text:style-name="T4">"</text:span></text:p>
      <text:p text:style-name="Preformatted_20_Text"><text:span text:style-name="T4"><text:s text:c="2"/>9 </text:span><text:s text:c="4"/><text:span text:style-name="T4">exit</text:span> <text:span text:style-name="T5">1</text:span></text:p>
      <text:p text:style-name="P6"><text:s/>10 fi</text:p>
      <text:p text:style-name="P6"><text:s/>11 </text:p>
      <text:p text:style-name="Preformatted_20_Text"><text:span text:style-name="T4"><text:s/>12 find</text:span> <text:span text:style-name="T6">$dir_for_search</text:span> <text:span text:style-name="T7">-xtype</text:span> f <text:span text:style-name="T7">-exec</text:span> <text:span text:style-name="T4">grep</text:span> <text:span text:style-name="T6">$string_to_search</text:span> <text:span text:style-name="T7">{}</text:span> \;</text:p>
      <text:p text:style-name="P6"><text:s/>13 </text:p>
      <text:p text:style-name="P12"><text:span text:style-name="T9"/></text:p>
      <text:p text:style-name="P3">结果</text:p>
      <text:p text:style-name="P10"><text:span text:style-name="T1">➜ <text:s/></text:span><text:span text:style-name="T3">bashScript</text:span> ./assignment_4.sh apple ./</text:p>
      <text:p text:style-name="Preformatted_20_Text">touch apple # there is a apple here</text:p>
      <text:p text:style-name="Preformatted_20_Text">if [ -f apple ] </text:p>
      <text:p text:style-name="Preformatted_20_Text"><text:s text:c="4"/>echo "There&amp;apos;s a apple!"</text:p>
      <text:p text:style-name="Preformatted_20_Text">rm apple</text:p>
      <text:p text:style-name="Preformatted_20_Text">if [ -f apple ]</text:p>
      <text:p text:style-name="P12"><text:s text:c="4"/>echo "The apple still here!"</text:p>
      <text:p text:style-name="P4">5、检查输入中有无字母</text:p>
      <text:p text:style-name="P11"><text:span text:style-name="T4"><text:s text:c="2"/>1 </text:span><text:span text:style-name="T2">#!/usr/bin/env bash</text:span></text:p>
      <text:p text:style-name="P6"><text:s text:c="2"/>2 </text:p>
      <text:p text:style-name="Preformatted_20_Text"><text:span text:style-name="T4"><text:s text:c="2"/>3 read</text:span> line <text:span text:style-name="T2">#读一行</text:span></text:p>
      <text:p text:style-name="P6"><text:s text:c="2"/>4 </text:p>
      <text:p text:style-name="Preformatted_20_Text"><text:span text:style-name="T4"><text:s text:c="2"/>5 if </text:span><text:span text:style-name="T7">[[</text:span> <text:span text:style-name="T6">$line</text:span> <text:span text:style-name="T4">=~</text:span> <text:span text:style-name="T5">[a-zA-Z]</text:span> <text:span text:style-name="T7">]]</text:span> <text:span text:style-name="T2">#含字母</text:span></text:p>
      <text:p text:style-name="P6"><text:s text:c="2"/>6 then</text:p>
      <text:p text:style-name="Preformatted_20_Text"><text:span text:style-name="T4"><text:s text:c="2"/>7 </text:span><text:s text:c="4"/><text:span text:style-name="T4">echo</text:span><text:span text:style-name="T5"> </text:span><text:span text:style-name="T4">"</text:span><text:span text:style-name="T5">yes</text:span><text:span text:style-name="T4">"</text:span></text:p>
      <text:p text:style-name="P6"><text:s text:c="2"/>8 else</text:p>
      <text:p text:style-name="Preformatted_20_Text"><text:span text:style-name="T4"><text:s text:c="2"/>9 </text:span><text:s text:c="4"/><text:span text:style-name="T4">echo</text:span><text:span text:style-name="T5"> </text:span><text:span text:style-name="T4">"</text:span><text:span text:style-name="T5">no</text:span><text:span text:style-name="T4">"</text:span></text:p>
      <text:p text:style-name="P14"><text:s/>10 fi</text:p>
      <text:p text:style-name="P4">结果</text:p>
      <text:p text:style-name="P11"><text:soft-page-break/><text:span text:style-name="T1">➜ <text:s/></text:span><text:span text:style-name="T3">bashScript</text:span> ./assignment_5.sh</text:p>
      <text:p text:style-name="Preformatted_20_Text">2 ducks swim <text:s text:c="2"/></text:p>
      <text:p text:style-name="Preformatted_20_Text">yes</text:p>
      <text:p text:style-name="Preformatted_20_Text"><text:span text:style-name="T1">➜ <text:s/></text:span><text:span text:style-name="T3">bashScript</text:span> ./assignment_5.sh</text:p>
      <text:p text:style-name="Preformatted_20_Text">1145141919</text:p>
      <text:p text:style-name="Preformatted_20_Text">no</text:p>
      <text:p text:style-name="Preformatted_20_Text"><text:span text:style-name="T1">➜ <text:s/></text:span><text:span text:style-name="T3">bashScript</text:span> ./assignment_5.sh</text:p>
      <text:p text:style-name="Preformatted_20_Text">a website is named darkdarkgo</text:p>
      <text:p text:style-name="Preformatted_20_Text">yes</text:p>
      <text:p text:style-name="Preformatted_20_Text"><text:span text:style-name="T1">➜ <text:s/></text:span><text:span text:style-name="T3">bashScript</text:span> ./assignment_5.sh</text:p>
      <text:p text:style-name="Preformatted_20_Text">!!$%!$!(!(</text:p>
      <text:p text:style-name="P12">n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5:40:56.184988107</meta:creation-date>
    <dc:date>2020-04-01T17:41:24.916599524</dc:date>
    <meta:editing-duration>PT39M36S</meta:editing-duration>
    <meta:editing-cycles>1</meta:editing-cycles>
    <meta:document-statistic meta:table-count="0" meta:image-count="0" meta:object-count="0" meta:page-count="6" meta:paragraph-count="269" meta:word-count="1358" meta:character-count="5890" meta:non-whitespace-character-count="4774"/>
    <meta:generator>LibreOffice/6.0.7.3$Linux_X86_64 LibreOffice_project/00m0$Build-3</meta:generator>
  </office:meta>
</office:document-meta>
</file>